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200%"/>
      <style:text-properties officeooo:rsid="00082d4e" officeooo:paragraph-rsid="00082d4e"/>
    </style:style>
    <style:style style:name="P2" style:family="paragraph" style:parent-style-name="Standard">
      <style:paragraph-properties fo:line-height="200%" fo:text-align="center" style:justify-single-word="false"/>
      <style:text-properties officeooo:rsid="00082d4e" officeooo:paragraph-rsid="00082d4e"/>
    </style:style>
    <style:style style:name="P3" style:family="paragraph" style:parent-style-name="Standard">
      <style:paragraph-properties fo:line-height="200%" fo:text-align="start" style:justify-single-word="false"/>
      <style:text-properties officeooo:rsid="00082d4e" officeooo:paragraph-rsid="00082d4e"/>
    </style:style>
    <style:style style:name="P4" style:family="paragraph" style:parent-style-name="Standard">
      <style:paragraph-properties fo:line-height="200%" fo:text-align="center" style:justify-single-word="false"/>
      <style:text-properties officeooo:rsid="00096008" officeooo:paragraph-rsid="00096008"/>
    </style:style>
    <style:style style:name="P5" style:family="paragraph" style:parent-style-name="Standard">
      <style:paragraph-properties fo:line-height="200%" fo:text-align="start" style:justify-single-word="false"/>
      <style:text-properties fo:font-weight="bold" officeooo:rsid="00096008" officeooo:paragraph-rsid="00096008" style:font-weight-asian="bold" style:font-weight-complex="bold"/>
    </style:style>
    <style:style style:name="P6" style:family="paragraph" style:parent-style-name="Standard">
      <style:paragraph-properties fo:line-height="200%"/>
      <style:text-properties officeooo:rsid="000da44d" officeooo:paragraph-rsid="000da44d"/>
    </style:style>
    <style:style style:name="T1" style:family="text">
      <style:text-properties fo:font-weight="bold" style:font-weight-asian="bold" style:font-weight-complex="bold"/>
    </style:style>
    <style:style style:name="T2" style:family="text">
      <style:text-properties officeooo:rsid="000aae1f"/>
    </style:style>
    <style:style style:name="T3" style:family="text">
      <style:text-properties officeooo:rsid="000e6ee8"/>
    </style:style>
    <style:style style:name="T4" style:family="text">
      <style:text-properties officeooo:rsid="00101704"/>
    </style:style>
    <style:style style:name="T5" style:family="text">
      <style:text-properties officeooo:rsid="0013019e"/>
    </style:style>
    <style:style style:name="T6" style:family="text">
      <style:text-properties officeooo:rsid="001363fd"/>
    </style:style>
    <style:style style:name="T7" style:family="text">
      <style:text-properties officeooo:rsid="0013e16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immy D. Bodden Pineda</text:p>
      <text:p text:style-name="P6">Partner: Benjamin Geyer</text:p>
      <text:p text:style-name="P1">SWE432-001</text:p>
      <text:p text:style-name="P1">Prof. Thomas LaToza</text:p>
      <text:p text:style-name="P1">1<text:span text:style-name="T3">2</text:span>/<text:span text:style-name="T3">01</text:span>/2017</text:p>
      <text:p text:style-name="P5"/>
      <text:p text:style-name="P4"><text:span text:style-name="T1">HEROKU APP LINK: </text:span><text:a xlink:type="simple" xlink:href="https://intense-cliffs-45829.herokuapp.com/" text:style-name="Internet_20_link" text:visited-style-name="Visited_20_Internet_20_Link"><text:span text:style-name="T1">https://intense-cliffs-45829.herokuapp.com/</text:span></text:a></text:p>
      <text:p text:style-name="P2"/>
      <text:p text:style-name="P2">Statement <text:span text:style-name="T5">of</text:span> Contributions</text:p>
      <text:p text:style-name="P3"><text:tab/>For Homework <text:span text:style-name="T4">11</text:span>, I was in charge of <text:span text:style-name="T2">fixing the login issue</text:span>. <text:span text:style-name="T6">To do this, I created several functions. One of them would pull the info from the HTML input fields in the login page. Another would extract the username from the email by getting rid of everything after the @. Next, another one would package that information into an object and send it as a JSON string through a POST request to the server. The server would then take that POST request, compare the password received to the password on file, and send either the actual user object, or a NOUSER object for the frontend to know that the login failed. I was also in charge of interviewing: Michael Savage-Benoist and Michael Pearlstein (both classmates from SWE432 from different groups) and Heather Walton (an English major).</text:span> <text:span text:style-name="T7">I was in charge of fixing the Appointments table so that it looked much more organized and usefu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0T09:34:58.581957387</meta:creation-date>
    <dc:date>2017-12-07T10:11:08.065102475</dc:date>
    <meta:editing-duration>PT19M48S</meta:editing-duration>
    <meta:editing-cycles>11</meta:editing-cycles>
    <meta:generator>LibreOffice/5.1.6.2$Linux_X86_64 LibreOffice_project/10m0$Build-2</meta:generator>
    <meta:document-statistic meta:table-count="0" meta:image-count="0" meta:object-count="0" meta:page-count="1" meta:paragraph-count="8" meta:word-count="174" meta:character-count="1054" meta:non-whitespace-character-count="887"/>
  </office:meta>
</office:document-meta>
</file>